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29772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94.0"/>
          <table:table-cell office:value-type="float" office:value="12984.0"/>
          <table:table-cell office:value-type="float" office:value="996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404723"/>
          <table:table-cell office:value-type="float" office:value="0.078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46.0"/>
          <table:table-cell office:value-type="float" office:value="4594.0"/>
          <table:table-cell office:value-type="float" office:value="12984.0"/>
          <table:table-cell office:value-type="float" office:value="1010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2.47245"/>
          <table:table-cell office:value-type="float" office:value="2.263"/>
          <table:table-cell office:value-type="float" office:value="2.18"/>
          <table:table-cell office:value-type="float" office:value="71136.0"/>
          <table:table-cell office:value-type="float" office:value="0.0"/>
          <table:table-cell office:value-type="float" office:value="171.0"/>
          <table:table-cell office:value-type="float" office:value="12124.0"/>
          <table:table-cell office:value-type="float" office:value="83436.0"/>
          <table:table-cell office:value-type="float" office:value="4153.0"/>
          <table:table-cell office:value-type="float" office:value="11141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11494.0"/>
          <table:table-cell office:value-type="float" office:value="8066.0"/>
          <table:table-cell office:value-type="float" office:value="5481.0"/>
          <table:table-cell office:value-type="float" office:value="6837.0"/>
          <table:table-cell office:value-type="float" office:value="6792.0"/>
          <table:table-cell office:value-type="float" office:value="18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71971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79341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0985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31.0"/>
          <table:table-cell office:value-type="float" office:value="6918.0"/>
          <table:table-cell office:value-type="string">
            <text:p/>
          </table:table-cell>
          <table:table-cell office:value-type="float" office:value="51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30879"/>
          <table:table-cell office:value-type="float" office:value="0.469"/>
          <table:table-cell office:value-type="float" office:value="0.41"/>
          <table:table-cell office:value-type="float" office:value="2757.0"/>
          <table:table-cell office:value-type="float" office:value="0.0"/>
          <table:table-cell office:value-type="float" office:value="340.0"/>
          <table:table-cell office:value-type="float" office:value="22306.0"/>
          <table:table-cell office:value-type="float" office:value="25144.0"/>
          <table:table-cell office:value-type="float" office:value="4594.0"/>
          <table:table-cell office:value-type="float" office:value="12996.0"/>
          <table:table-cell office:value-type="float" office:value="102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1.19585"/>
          <table:table-cell office:value-type="float" office:value="0.924"/>
          <table:table-cell office:value-type="float" office:value="0.84"/>
          <table:table-cell office:value-type="float" office:value="57988.0"/>
          <table:table-cell office:value-type="float" office:value="0.0"/>
          <table:table-cell office:value-type="float" office:value="126.0"/>
          <table:table-cell office:value-type="float" office:value="8256.0"/>
          <table:table-cell office:value-type="float" office:value="66250.0"/>
          <table:table-cell office:value-type="float" office:value="4594.0"/>
          <table:table-cell office:value-type="float" office:value="12996.0"/>
          <table:table-cell office:value-type="float" office:value="102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30.2909"/>
          <table:table-cell office:value-type="float" office:value="30.069"/>
          <table:table-cell office:value-type="float" office:value="29.98"/>
          <table:table-cell office:value-type="float" office:value="921200.0"/>
          <table:table-cell office:value-type="float" office:value="0.0"/>
          <table:table-cell office:value-type="float" office:value="4655.0"/>
          <table:table-cell office:value-type="float" office:value="603503.0"/>
          <table:table-cell office:value-type="float" office:value="1524966.0"/>
          <table:table-cell office:value-type="float" office:value="4153.0"/>
          <table:table-cell office:value-type="float" office:value="11153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11494.0"/>
          <table:table-cell office:value-type="float" office:value="8066.0"/>
          <table:table-cell office:value-type="float" office:value="5481.0"/>
          <table:table-cell office:value-type="float" office:value="6837.0"/>
          <table:table-cell office:value-type="float" office:value="6792.0"/>
          <table:table-cell office:value-type="float" office:value="18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5518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44885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8534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30.0"/>
          <table:table-cell office:value-type="float" office:value="6917.0"/>
          <table:table-cell office:value-type="string">
            <text:p/>
          </table:table-cell>
          <table:table-cell office:value-type="float" office:value="51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39916"/>
          <table:table-cell office:value-type="float" office:value="0.096"/>
          <table:table-cell office:value-type="float" office:value="0.03"/>
          <table:table-cell office:value-type="float" office:value="351.0"/>
          <table:table-cell office:value-type="float" office:value="0.0"/>
          <table:table-cell office:value-type="float" office:value="4.0"/>
          <table:table-cell office:value-type="float" office:value="231.0"/>
          <table:table-cell office:value-type="float" office:value="648.0"/>
          <table:table-cell office:value-type="float" office:value="4594.0"/>
          <table:table-cell office:value-type="float" office:value="12989.0"/>
          <table:table-cell office:value-type="float" office:value="101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381489"/>
          <table:table-cell office:value-type="float" office:value="0.083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77.0"/>
          <table:table-cell office:value-type="float" office:value="4594.0"/>
          <table:table-cell office:value-type="float" office:value="12989.0"/>
          <table:table-cell office:value-type="float" office:value="102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7.36302"/>
          <table:table-cell office:value-type="float" office:value="7.088"/>
          <table:table-cell office:value-type="float" office:value="6.98"/>
          <table:table-cell office:value-type="float" office:value="191610.0"/>
          <table:table-cell office:value-type="float" office:value="0.0"/>
          <table:table-cell office:value-type="float" office:value="419.0"/>
          <table:table-cell office:value-type="float" office:value="34949.0"/>
          <table:table-cell office:value-type="float" office:value="226703.0"/>
          <table:table-cell office:value-type="float" office:value="4153.0"/>
          <table:table-cell office:value-type="float" office:value="11146.0"/>
          <table:table-cell office:value-type="float" office:value="10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11494.0"/>
          <table:table-cell office:value-type="float" office:value="8066.0"/>
          <table:table-cell office:value-type="float" office:value="5481.0"/>
          <table:table-cell office:value-type="float" office:value="6837.0"/>
          <table:table-cell office:value-type="float" office:value="6792.0"/>
          <table:table-cell office:value-type="float" office:value="18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